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3D54B3779B25D475558.jpg" manifest:media-type="image/jpeg"/>
  <manifest:file-entry manifest:full-path="Pictures/10000201000000C8000000C8D15DFEB07475E212.png" manifest:media-type="image/png"/>
  <manifest:file-entry manifest:full-path="Pictures/10000201000009B000000DB4A5008AFA2BF24C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27.69cm" fo:min-width="21.09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6.186cm" fo:min-width="19.448cm"/>
    </style:style>
    <style:style style:name="gr4" style:family="graphic" style:parent-style-name="Objeto_20_sin_20_relleno_20_ni_20_línea">
      <style:graphic-properties draw:textarea-vertical-align="middle" draw:color-mode="greyscale" draw:luminance="0%" draw:contrast="0%" draw:gamma="100%" draw:red="0%" draw:green="0%" draw:blue="0%" fo:clip="rect(1.559cm, 0.78cm, 1.559cm, 0.52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greyscale" draw:luminance="0%" draw:contrast="0%" draw:gamma="100%" draw:red="0%" draw:green="0%" draw:blue="0%" fo:clip="rect(0cm, 0cm, 0cm, 0cm)" draw:image-opacity="20%" style:mirror="none"/>
    </style:style>
    <style:style style:name="gr6" style:family="graphic" style:parent-style-name="Objeto_20_sin_20_relleno_20_ni_20_línea">
      <style:graphic-properties draw:textarea-vertical-align="middle" draw:color-mode="greyscale" draw:luminance="0%" draw:contrast="0%" draw:gamma="100%" draw:red="0%" draw:green="0%" draw:blue="0%" fo:clip="rect(1.3cm, 2.76cm, 22.1cm, 0.921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4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1.513cm" svg:height="27.891cm" svg:x="0.039cm" svg:y="0cm">
          <draw:image xlink:href="Pictures/10000000000002B5000003D54B3779B25D475558.jpg" xlink:type="simple" xlink:show="embed" xlink:actuate="onLoad">
            <text:p/>
          </draw:image>
        </draw:frame>
        <draw:custom-shape draw:style-name="gr2" draw:text-style-name="P2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948cm" svg:height="26.436cm" svg:x="0.821cm" svg:y="0.75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454cm" svg:height="3.214cm" svg:x="14.315cm" svg:y="23.974cm">
          <draw:image xlink:href="Pictures/10000201000000C8000000C8D15DFEB07475E212.png" xlink:type="simple" xlink:show="embed" xlink:actuate="onLoad">
            <text:p/>
          </draw:image>
        </draw:frame>
        <draw:frame draw:style-name="gr5" draw:text-style-name="P1" draw:layer="layout" svg:width="15.232cm" svg:height="19.733cm" svg:x="3.285cm" svg:y="2.794cm">
          <draw:image xlink:href="Pictures/10000201000009B000000DB4A5008AFA2BF24C86.png" xlink:type="simple" xlink:show="embed" xlink:actuate="onLoad">
            <text:p/>
          </draw:image>
        </draw:frame>
        <draw:frame draw:style-name="gr6" draw:text-style-name="P1" draw:layer="layout" svg:width="17.19cm" svg:height="2.748cm" svg:x="2.069cm" svg:y="1.249cm">
          <draw:image xlink:href="Pictures/10000000000002B5000003D54B3779B25D47555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000000" draw:end-color="#6666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8T09:20:06.992000000</dc:date>
    <meta:editing-duration>PT1M26S</meta:editing-duration>
    <meta:editing-cycles>2</meta:editing-cycles>
    <meta:generator>LibreOffice/5.1.5.2$Windows_x86 LibreOffice_project/7a864d8825610a8c07cfc3bc01dd4fce6a9447e5</meta:generator>
    <meta:document-statistic meta:object-count="6"/>
  </office:meta>
</office:document-meta>
</file>